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cea24" officeooo:paragraph-rsid="000cea24"/>
    </style:style>
    <style:style style:name="P2" style:family="paragraph" style:parent-style-name="Standard" style:list-style-name="L1">
      <style:paragraph-properties fo:line-height="150%"/>
      <style:text-properties officeooo:rsid="00103d7a" officeooo:paragraph-rsid="00103d7a"/>
    </style:style>
    <style:style style:name="P3" style:family="paragraph" style:parent-style-name="Standard" style:list-style-name="L1">
      <style:paragraph-properties fo:line-height="150%"/>
      <style:text-properties officeooo:rsid="00113fe5" officeooo:paragraph-rsid="00113fe5"/>
    </style:style>
    <style:style style:name="P4" style:family="paragraph" style:parent-style-name="Standard" style:list-style-name="L1">
      <style:paragraph-properties fo:line-height="150%"/>
      <style:text-properties officeooo:rsid="00114951" officeooo:paragraph-rsid="00114951"/>
    </style:style>
    <style:style style:name="P5" style:family="paragraph" style:parent-style-name="Standard" style:list-style-name="L1">
      <style:paragraph-properties fo:line-height="150%"/>
      <style:text-properties officeooo:rsid="0012f1c4" officeooo:paragraph-rsid="0012f1c4"/>
    </style:style>
    <style:style style:name="P6" style:family="paragraph" style:parent-style-name="Standard" style:list-style-name="L1">
      <style:paragraph-properties fo:line-height="150%"/>
      <style:text-properties officeooo:rsid="0014f0ad" officeooo:paragraph-rsid="0014f0ad"/>
    </style:style>
    <style:style style:name="P7" style:family="paragraph" style:parent-style-name="Standard" style:list-style-name="L1">
      <style:paragraph-properties fo:line-height="150%"/>
      <style:text-properties officeooo:rsid="00180075" officeooo:paragraph-rsid="00180075"/>
    </style:style>
    <style:style style:name="P8" style:family="paragraph" style:parent-style-name="Standard" style:list-style-name="L1">
      <style:paragraph-properties fo:line-height="150%"/>
      <style:text-properties officeooo:rsid="001936ac" officeooo:paragraph-rsid="001936ac"/>
    </style:style>
    <style:style style:name="P9" style:family="paragraph" style:parent-style-name="Standard" style:list-style-name="L1">
      <style:paragraph-properties fo:line-height="150%"/>
      <style:text-properties officeooo:rsid="001d004c" officeooo:paragraph-rsid="001d004c"/>
    </style:style>
    <style:style style:name="P10" style:family="paragraph" style:parent-style-name="Standard" style:list-style-name="L1">
      <style:paragraph-properties fo:line-height="150%"/>
      <style:text-properties officeooo:rsid="001e244c" officeooo:paragraph-rsid="001e244c"/>
    </style:style>
    <style:style style:name="P11" style:family="paragraph" style:parent-style-name="Standard" style:list-style-name="L1">
      <style:paragraph-properties fo:line-height="150%"/>
      <style:text-properties officeooo:rsid="001f6a62" officeooo:paragraph-rsid="001f6a62"/>
    </style:style>
    <style:style style:name="P12" style:family="paragraph" style:parent-style-name="Standard" style:list-style-name="L1">
      <style:paragraph-properties fo:line-height="150%"/>
      <style:text-properties officeooo:rsid="0020de89" officeooo:paragraph-rsid="0020de89"/>
    </style:style>
    <style:style style:name="T1" style:family="text">
      <style:text-properties officeooo:rsid="00162d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2 Lectures</text:p>
      <text:list xml:id="list3762687321" text:style-name="L1">
        <text:list-item>
          <text:p text:style-name="P2">Lecture 2.1 – Higher Order Functions</text:p>
          <text:list>
            <text:list-item>
              <text:p text:style-name="P3">functional languages treat functions as first-class values </text:p>
            </text:list-item>
            <text:list-item>
              <text:p text:style-name="P4">Function types</text:p>
              <text:list>
                <text:list-item>
                  <text:p text:style-name="P4">The type A=&gt; B is the type of a function that takes an argument of type A and returns a result of type B </text:p>
                </text:list-item>
              </text:list>
            </text:list-item>
            <text:list-item>
              <text:p text:style-name="P4">Literal functions or anonymous functions</text:p>
              <text:list>
                <text:list-item>
                  <text:p text:style-name="P5">(x : Int) =&gt; x * x * x for cubing</text:p>
                </text:list-item>
              </text:list>
            </text:list-item>
          </text:list>
        </text:list-item>
        <text:list-item>
          <text:p text:style-name="P6">Lecture 2.2 – <text:span text:style-name="T1">Currying </text:span></text:p>
          <text:list>
            <text:list-item>
              <text:p text:style-name="P7">can we get rid of something like this</text:p>
              <text:list>
                <text:list-item>
                  <text:p text:style-name="P7">def sumInt(a :Int, b: Int) = sum(x =&gt; x, a, b) into something simpler? </text:p>
                </text:list-item>
              </text:list>
            </text:list-item>
          </text:list>
        </text:list-item>
        <text:list-item>
          <text:p text:style-name="P8">Lecture 2.3 – Example (in intellij worksheet) </text:p>
        </text:list-item>
        <text:list-item>
          <text:p text:style-name="P9">Lecture 2.4 – Already know so skipping note taking here </text:p>
        </text:list-item>
        <text:list-item>
          <text:p text:style-name="P9">Lecture 2.5 – functions and data </text:p>
          <text:list>
            <text:list-item>
              <text:p text:style-name="P10">defining the class is the same as other languages but there is no need for constructor as the class itself is the constructor</text:p>
            </text:list-item>
          </text:list>
        </text:list-item>
        <text:list-item>
          <text:p text:style-name="P11">Lecture 2.6 – evaluation and operators</text:p>
          <text:list>
            <text:list-item>
              <text:p text:style-name="P12">oh this is complicated to type up LOL, my bad man, it’s kind of weird to explain </text:p>
            </text:list-item>
            <text:list-item>
              <text:p text:style-name="P12">They try to explain how function and class substitution works through method chaining.</text:p>
            </text:list-item>
            <text:list-item>
              <text:p text:style-name="P12">Operators could be these following identifiers</text:p>
              <text:list>
                <text:list-item>
                  <text:p text:style-name="P12">infix notation – any method with a parameter could be used as an infix notation </text:p>
                  <text:list>
                    <text:list-item>
                      <text:p text:style-name="P12">r add s instead of r.add(s) </text:p>
                    </text:list-item>
                  </text:list>
                </text:list-item>
                <text:list-item>
                  <text:p text:style-name="P12">relaxed identifiers</text:p>
                  <text:list>
                    <text:list-item>
                      <text:p text:style-name="P12">ex. counter_=</text:p>
                    </text:list-item>
                    <text:list-item>
                      <text:p text:style-name="P12">relaxed identifiers could be alphanumeric or symbolics </text:p>
                      <text:list>
                        <text:list-item>
                          <text:p text:style-name="P12">whatever is up to your preference there </text:p>
                        </text:list-item>
                      </text:list>
                    </text:list-item>
                    <text:list-item>
                      <text:p text:style-name="P12">example: def – (that : Rational) = this + that.neg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1:02:00.187602178</meta:creation-date>
    <dc:date>2018-11-02T15:59:37.027417635</dc:date>
    <meta:editing-duration>PT1H14M51S</meta:editing-duration>
    <meta:editing-cycles>11</meta:editing-cycles>
    <meta:generator>LibreOffice/6.1.2.1$Linux_X86_64 LibreOffice_project/2a903a68781eadf02ae41484151e885393b7fee3</meta:generator>
    <meta:document-statistic meta:table-count="0" meta:image-count="0" meta:object-count="0" meta:page-count="1" meta:paragraph-count="25" meta:word-count="237" meta:character-count="1277" meta:non-whitespace-character-count="1069"/>
  </office:meta>
</office:document-meta>
</file>